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sine" fo:language="en" fo:country="US" fo:font-weight="bold" officeooo:rsid="001fe3b6" officeooo:paragraph-rsid="001fe3b6" style:font-weight-asian="bold" style:font-weight-complex="bold"/>
    </style:style>
    <style:style style:name="P2" style:family="paragraph" style:parent-style-name="Standard">
      <style:text-properties style:font-name="Cousine" fo:language="en" fo:country="US" fo:font-weight="normal" officeooo:rsid="00213b65" officeooo:paragraph-rsid="001fe3b6" style:font-weight-asian="normal" style:font-weight-complex="normal"/>
    </style:style>
    <style:style style:name="P3" style:family="paragraph" style:parent-style-name="Standard">
      <style:text-properties style:font-name="Cousine" fo:language="en" fo:country="US" fo:font-style="normal" fo:font-weight="normal" officeooo:rsid="0021eba9" officeooo:paragraph-rsid="00213b65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en" fo:country="US" officeooo:paragraph-rsid="00213b65"/>
    </style:style>
    <style:style style:name="P5" style:family="paragraph" style:parent-style-name="Standard">
      <style:text-properties style:font-name="Cousine" fo:language="en" fo:country="US" fo:font-style="normal" fo:font-weight="normal" officeooo:rsid="0021eba9" officeooo:paragraph-rsid="0021eba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usine" fo:language="en" fo:country="US" fo:font-style="normal" fo:font-weight="normal" officeooo:rsid="0023f80f" officeooo:paragraph-rsid="0023f80f" style:font-style-asian="normal" style:font-weight-asian="normal" style:font-style-complex="normal" style:font-weight-complex="normal"/>
    </style:style>
    <style:style style:name="T1" style:family="text">
      <style:text-properties style:font-name="Cousine" fo:font-style="italic" fo:font-weight="normal" officeooo:rsid="00213b65" style:font-style-asian="italic" style:font-weight-asian="normal" style:font-style-complex="italic" style:font-weight-complex="normal"/>
    </style:style>
    <style:style style:name="T2" style:family="text">
      <style:text-properties style:font-name="Cousine" fo:font-style="normal" fo:font-weight="normal" officeooo:rsid="00213b65" style:font-style-asian="normal" style:font-weight-asian="normal" style:font-style-complex="normal" style:font-weight-complex="normal"/>
    </style:style>
    <style:style style:name="T3" style:family="text">
      <style:text-properties style:font-name="Cousine" fo:font-style="normal" fo:font-weight="normal" officeooo:rsid="0021eba9" style:font-style-asian="normal" style:font-weight-asian="normal" style:font-style-complex="normal" style:font-weight-complex="normal"/>
    </style:style>
    <style:style style:name="T4" style:family="text">
      <style:text-properties officeooo:rsid="0023f8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 Game 1 – QB64 &lt;</text:p>
      <text:p text:style-name="P2"/>
      <text:p text:style-name="P4"><text:span text:style-name="T1">Game 1</text:span><text:span text:style-name="T2"> was written in the late 80s on a DOS-based PC owned by @astrosteve’s </text:span><text:span text:style-name="T3">dad. I don’t remember why we decided that this would be a good idea. Likely it was boredom.</text:span></text:p>
      <text:p text:style-name="P3"/>
      <text:p text:style-name="P5">Since we were both amateur <text:span text:style-name="T4">programmers, we knocked it together pretty quickly using Qbasic. It had a little song (which I still have yet to reproduce.. some day.. ) and then started the game. </text:span></text:p>
      <text:p text:style-name="P5"/>
      <text:p text:style-name="P6">The core of the game has remained pretty much unchanged over the years, though I have definitely embellished it a bit here and there.</text:p>
      <text:p text:style-name="P6"/>
      <text:p text:style-name="P6">As an homage to the original version, I learned just enough QB64 to create a BASIC version. :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0:33:11.780122152</meta:creation-date>
    <dc:date>2020-05-31T11:16:25.149899878</dc:date>
    <meta:editing-duration>PT19M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5" meta:word-count="114" meta:character-count="603" meta:non-whitespace-character-count="492"/>
  </office:meta>
</office:document-meta>
</file>